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6.003cm"/>
          <style:tab-stop style:position="6.837cm"/>
        </style:tab-stops>
      </style:paragraph-properties>
    </style:style>
    <style:style style:name="P5" style:family="paragraph" style:parent-style-name="Heading_20_1" style:master-page-name="MP0">
      <style:paragraph-properties style:page-number="auto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Normal">
      <style:paragraph-properties fo:margin-left="0cm" fo:margin-right="0cm" fo:text-indent="0.635cm" style:auto-text-indent="false"/>
      <style:text-properties officeooo:paragraph-rsid="000b4d0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language-asian="en" style:country-asian="US" style:language-complex="en" style:country-complex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officeooo:rsid="000b4d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6">G</text:span><text:bookmark-start text:name="bookmark0"/>ALENI DE MORBORVM DIFFE-<text:line-break/>RENTIIS LIBER<text:bookmark-end text:name="bookmark0"/></text:h>
      <text:h text:style-name="Heading_20_2" text:outline-level="2">Cap. I. </text:h>
      <text:p text:style-name="P7">Primum dicendum est, quid morbum voce-<text:span text:style-name="Default_20_Paragraph_20_Font"><text:span text:style-name="T1"><text:line-break/></text:span></text:span>mus, ut, qua de re liber agit, innotescat. Secundum dein-<text:line-break/>de, quot sint universi, simplices prirnique morbi, ac veluti<text:line-break/>caeterorum elementa. Tertium deinceps, quot ex his com-<text:line-break/>pofiti prodeant.</text:p>
      <text:h text:style-name="Heading_20_2" text:outline-level="2">Cap. ll. </text:h>
      <text:p text:style-name="P7">Sumendum profectu etiam lue concessum<text:line-break/>principium, universos homines tum se sanitate frui sibi per-<text:line-break/>suadere, quum partium corporis functiones ritae actionibus<text:line-break/>inservientes illaesas sortiuntur, laesa vero ex ipsis aliqua,</text:p>
      <text:p text:style-name="P3">fe illius functi<text:span text:style-name="Default_20_Paragraph_20_Font"><text:span text:style-name="T1">o</text:span></text:span>nis ministra parte aegrotare augurari. Quod<text:line-break/>si haec ita fele habeant, his in duobus faustas quaerenda est;<text:line-break/>aut in functionibus fecundum naturam <text:span text:style-name="Default_20_Paragraph_20_Font"><text:span text:style-name="T1">prodeuntibu</text:span></text:span>s, aut in<text:line-break/>organorum, quibus: functiones edimus, structura, proinde-^<text:line-break/>que morbus vel functionis vel structurae laesio esu Ve-<text:line-break/>rum quum dormientes, aut alias in tenebris veh otio de-<text:line-break/>gentes, aut plerumque discumbentes neque partem eliquans<text:line-break/>movemus, neque quid externum. omnino sentimus , nihilo-<text:line-break/>minus tamen sani sumus. Atque lune patet, non lu actione,<text:line-break/>sed lu .<text:span text:style-name="Default_20_Paragraph_20_Font"><text:span text:style-name="T1">agendi</text:span></text:span> potestate sanitatem constitui. At functiones<text:line-break/>ex ea, quae fecundum naturam est, structura obire posset-^<text:line-break/>mus; lu ea itaque sanitas consistit, proindeque ad functio-<text:line-break/>nem edendam structura causae rationem obtinebit. Quare<text:line-break/>sive naturalem omnium partium structuram sanitatem no-<text:line-break/>minare volueris, sive functio<text:span text:style-name="Default_20_Paragraph_20_Font"><text:span text:style-name="T1">n</text:span></text:span>um causam, in idem utraque<text:line-break/>incidit oratio. Qu<text:span text:style-name="Default_20_Paragraph_20_Font"><text:span text:style-name="T1">o</text:span></text:span>d si h<text:span text:style-name="Default_20_Paragraph_20_Font"><text:span text:style-name="T1">o</text:span></text:span>c sit: simitas, constat, ejus contra-<text:line-break/>rimo esse m<text:span text:style-name="Default_20_Paragraph_20_Font"><text:span text:style-name="T1">o</text:span></text:span>rbum, aut structuram aliquam praeter natu-<text:line-break/>ratu, aut lae<text:span text:style-name="Default_20_Paragraph_20_Font"><text:span text:style-name="T1">t</text:span></text:span>ae functionis caulam.- At manifestum est, quod,</text:p>
      <text:p text:style-name="P3">si quoque affectum praeter naturam dixeris, et prisco ustis<text:line-break/>fueris nomine, et idem significaveris. Quot vero modis cor-<text:line-break/>p<text:span text:style-name="Default_20_Paragraph_20_Font"><text:span text:style-name="T1">o</text:span></text:span>ra ab eo, quod fecundum naturam est, in functionibus o<text:span text:style-name="Default_20_Paragraph_20_Font"><text:span text:style-name="T1">b-<text:line-break/>eundis</text:span></text:span> decedentia i n ter turbant ur , si invenerimus, eadem<text:line-break/>via jam numerus omnium simplicium morborum nobis coasc<text:line-break/>pertua erit. Hic autem principium concedatur; com mode-<text:line-break/>ratum id esse, quod secundum naturam est, non in animali<text:line-break/>solum, verum etiam in planta et semine omnique organo;<text:line-break/>qu<text:span text:style-name="Default_20_Paragraph_20_Font"><text:span text:style-name="T1">o</text:span></text:span>d vero rursus praeter naturam est, incommoderatum.<text:line-break/>Sit igitur sanitas commoderatio quaedam, morbus Vero in-<text:line-break/>commoderaticla Qu<text:span text:style-name="Default_20_Paragraph_20_Font"><text:span text:style-name="T1">o</text:span></text:span>rum ergo incommoderatio morbus sih<text:line-break/>deinceps speculandum. An videlicet, quorum sanitas cossi-<text:line-break/>moderatio est, eorundem morbus incommoderatio existit?<text:line-break/>Si itaque in meatuum cotum od<text:span text:style-name="Default_20_Paragraph_20_Font"><text:span text:style-name="T1">o</text:span></text:span>ratione simitas sit, in mea-<text:line-break/>tuum incommoderatione morbus erit; si vero in calidi, sci-<text:line-break/>gidi, sicci et humidi temperie sanitas constituatur, in eo-<text:line-break/>rundem intemperie morbum esse necessario consequetur<text:line-break/>Hac vero rasione, li in alterius cujusdam generis comme-<text:line-break/>deratione sanitas fuerit, conflat quoque, morbum in ejus-</text:p>
      <text:p text:style-name="P3">dem generis incommoderatione constituendum esse. Enim-<text:line-break/>vero hoc ipsum rursus subtilius contemplemur. . Si quod<text:line-break/>corpus simplex ac exacte unum sit, id nunquam inteusio-<text:line-break/>nem et remissionem admitteret, neque eo lu genere alterum<text:line-break/>altero melius aut deterius daretur. At si ex <text:span text:style-name="Default_20_Paragraph_20_Font"><text:span text:style-name="T3">pluribus.com-<text:line-break/></text:span></text:span>positum sit, multi sane hoc pacto compositionis modi in ipso<text:line-break/>erunt tum meliores, tum deteriores. Erunt etiam eadem<text:line-break/>ratione ipsa composita et meliora et deteriora. Quod au-<text:line-break/>tem omnium optime constitutum est, id eorum, quae ejus-<text:line-break/>dem sunt generis, erit optimum. Num igitur lu animalium<text:line-break/>corporibus et magis et nunus existit, aleo ut illud optimi<text:line-break/>sit habitus, hoc simpliciter boni habitus, non autem optimi,<text:line-break/>et hoc quidem sanum, non tamen boni sit habitus, . aliud<text:line-break/>praeterea, quod vix morbo reluctetur, aliud denique, quod<text:line-break/>jam aegrotat, atque hujus <text:span text:style-name="Default_20_Paragraph_20_Font"><text:span text:style-name="T1">gener</text:span></text:span>at alterum leviter, alterum<text:line-break/>periculose, illud mediocriter, hoc vehementer <text:span text:style-name="Default_20_Paragraph_20_Font"><text:span text:style-name="T1">aegrotet?<text:line-break/></text:span></text:span>An omnes peraeque affecti sumus tum aegri, tum fani?<text:line-break/>Hoc proferre nefas. Itaque non unum est animalium cor-.<text:line-break/>pus, veluti Epicuri atomus, aut incompactum aliquod Asule-</text:p>
      <text:p text:style-name="P3">piadis corpusculum. Quamobrem plane compositum <text:span text:style-name="Default_20_Paragraph_20_Font"><text:span text:style-name="T1">erit.<text:line-break/></text:span></text:span>Quod si ex atomis, aut incompactas, aut omnino ex impati-<text:line-break/>bilibus quibusdam <text:span text:style-name="Default_20_Paragraph_20_Font"><text:span text:style-name="T1">corpusculis</text:span></text:span> construeret<text:span text:style-name="Default_20_Paragraph_20_Font"><text:span text:style-name="T1">u</text:span></text:span>r, in compositio-<text:line-break/>nis duntaxat qualitate magis miuusque susciperet domus<text:line-break/>instar ex impatibilibus lapidibus constructae, non tamen in<text:line-break/>structura etiam omni ex parte rectae. Quod si qua in re<text:line-break/>pali p<text:span text:style-name="Default_20_Paragraph_20_Font"><text:span text:style-name="T1">o</text:span></text:span>sse ipsos lapides contingeret, ut varios <text:span text:style-name="Default_20_Paragraph_20_Font"><text:span text:style-name="T1">patiendi</text:span></text:span> mo-<text:line-break/>dos, ita magis miuusque domus ipsa <text:span text:style-name="Default_20_Paragraph_20_Font"><text:span text:style-name="T1">susciperet. </text:span></text:span>At si ipsa<text:line-break/>nostrorum corporum elementa et alterari et pali sua natura<text:line-break/>consueverint, non Iolum in comp<text:span text:style-name="Default_20_Paragraph_20_Font"><text:span text:style-name="T1">o</text:span></text:span>sitione, ut et partium con-<text:line-break/>formatione, verum etiam per se ipsa tota magia miuusque<text:line-break/>suscipient. Pr<text:span text:style-name="Default_20_Paragraph_20_Font"><text:span text:style-name="T1">o</text:span></text:span>indcquo ipsa per se tota tot nimirum mor-<text:line-break/>borum generibus, usque simplicibus ac primis et vetuli eae-<text:line-break/>tororum elementis aegrotabunt, quot suerint ea, quae com-<text:line-break/>politionem efficiunt. Haec autem <text:span text:style-name="Default_20_Paragraph_20_Font"><text:span text:style-name="T1">verba,</text:span></text:span> per <text:span text:style-name="Default_20_Paragraph_20_Font"><text:span text:style-name="T1">s</text:span></text:span>e tota, impa-<text:line-break/>tihilibus elementis nequaquam accidunt. Non enim con-<text:line-break/>celsum est, quicquam pati individuam ipsam atomum, sed in<text:line-break/>compolitione et conformatione affectionem <text:span text:style-name="Default_20_Paragraph_20_Font"><text:span text:style-name="T1">c</text:span></text:span>o<text:span text:style-name="Default_20_Paragraph_20_Font"><text:span text:style-name="T1">mperiri.</text:span></text:span></text:p>
      <text:h text:style-name="P6" text:outline-level="2">.Cap. HI. </text:h>
      <text:p text:style-name="P7">At compositio et consormatio in animalium<text:line-break/>corporibus est triplex : prima partium, quas vocant, simi-<text:line-break/>larium, arteriarum, venarum, nervorum, ossium, cartila-<text:line-break/>ginum, ligamentorum, membranarum et ceruium; secunda<text:line-break/>vero organicarum, cerebri, cornis, pulmonis,. lupatis, veri-<text:line-break/>trienii, lienis, oculorum et renum ; tertia denique totius<text:line-break/>corporis. Etenim unaquaeque harum partium. organicarum<text:line-break/>ex aliis quibusdam simplicibus quoad sensum est co<text:span text:style-name="Default_20_Paragraph_20_Font"><text:span text:style-name="T1">n</text:span></text:span>stituta;<text:line-break/>illarum vero quaeque ex primis conflat elementis. Carnis<text:line-break/>igitur ipsius; quatenus caro est, in sola primorum elemento-<text:line-break/>rum compositione differentia consistit; at quatenus pars or-<text:line-break/>gaui, lu consormatione et. magnitudine. Itaque ipsorum<text:line-break/>quoque organorum his in ipfis differentiae sunt. Productis<text:line-break/>igitur, quot et qui sint ex prima suppositione, omnibus<text:line-break/>similarium corporum morbis, ad secundam deinceps migra-<text:line-break/>bimus, ad eam nimirum, quae. substantiam totam per se to-<text:line-break/>tam alterari .transurutarique supponit.</text:p>
      <text:h text:style-name="P6" text:outline-level="2">Cap. IV. </text:h>
      <text:p text:style-name="P7">Sunt autem duo pruni morbi, alter quae-<text:line-break/>dam meatuum dilatatio, altor astrictio, fmpatibilibus nam-<text:line-break/>que suppositis prunis elementis, lu compositione stola erunt<text:line-break/>morbi. Compositionis autem omnis differentiae prius enar-<text:line-break/>ratae sunt. Quare necesse est unamquamque partium simi-<text:line-break/>lardum recte valere, quum commoderatio meatuum ipsius<text:line-break/>conservatur, qua labefactata de naturali statu ipsis decessit.<text:line-break/>Sed quoniam cujuscunque commoderationis differentia est<text:line-break/>duplex, altera exuperantia, altera penuria, liquet, primos<text:line-break/>simplicium corporum morbos fore duplices, alterum quan-<text:line-break/>dam meatuum dilationem, alterum astrictionem. os ita-<text:line-break/>que, caro et aliorum corporum pro <text:span text:style-name="Default_20_Paragraph_20_Font"><text:span text:style-name="T1">t</text:span></text:span>ensus sedicio sunpli-<text:line-break/>eium ununrquodque si astrictius aut laxius sit commode-<text:line-break/>rato, id male affectum esse proferemus. At si lu utriusque<text:line-break/>exuperantiae messio sit, ita ut ipsius functionibus maxime<text:line-break/>conferat, tunc summe fanum esse pro<text:span text:style-name="Default_20_Paragraph_20_Font"><text:span text:style-name="T1">n</text:span></text:span>unciabimus. Breves<text:line-break/>autem a medio ad utrumque exquisitae commoderationis ex-<text:line-break/>tremum decessio<text:span text:style-name="Default_20_Paragraph_20_Font"><text:span text:style-name="T1">n</text:span></text:span>es nequaquam morbos este dicemus, quoad</text:p>
      <text:p text:style-name="P3">manifestam sunetiouis alienius laesionem effecerint; festia his<text:line-break/>multum et magis et minus existere, adeo ut, quam magnum sit<text:line-break/>intervallum ab incommoderatione morbofa ad exquisite fa-<text:line-break/>nam commoderationem, lu hac tota latitudine fanorum disu<text:line-break/>ferentiae consistunt. At lu altero ap<text:span text:style-name="Default_20_Paragraph_20_Font"><text:span text:style-name="T1">t</text:span></text:span>um subsequenti inter-<text:line-break/>vallo, quod serrfihilis est incommoderatiouis, morbos collo-<text:line-break/>canr<text:span text:style-name="Default_20_Paragraph_20_Font"><text:span text:style-name="T1">n</text:span></text:span>s, donec ad illum devenerint inconrmoderationem, quae<text:line-break/>jam partis corruptio<text:span text:style-name="Default_20_Paragraph_20_Font"><text:span text:style-name="T1">n</text:span></text:span>em molitur, Neque enim animalium<text:line-break/>corpora quocunque modo astringi dllatarique suapte natura<text:line-break/>possunt, <text:span text:style-name="Default_20_Paragraph_20_Font"><text:span text:style-name="T1">t</text:span></text:span>ed est quidam hic terminus, ultra quem ipsa citra<text:line-break/>elissolutionem corruptionemque progredi nequeant. Atque<text:line-break/>haec profecto impatibilium elementorum suppositio ita su<text:line-break/>habet.</text:p>
      <text:p text:style-name="P1">Qui vero ipsis pati elementa, nilriloque minus in Te<text:line-break/>invicem agere, et per se tota commisceri ac temperari sirp-<text:line-break/>ponunt, quot eorum aliquis prima esse elementa s<text:span text:style-name="Default_20_Paragraph_20_Font"><text:span text:style-name="T1">n</text:span></text:span>pposne-<text:line-break/>rit, totidem primos quoque morbos necessario constituet.<text:line-break/>Nam concede, prima elementa esse quatuor, calidum, frigis</text:p>
      <text:p text:style-name="P3">dum, siccum. et. hunridum; .ex susque luter fe temperatis,<text:line-break/>commoderate quidem, sanitate frui animal, incommoderate<text:line-break/>vero, aegrotare. Erunt quoque primi morbi quatuor t pri-<text:line-break/>mus calidum praeter naturalem co inmoderationem; fecun-<text:line-break/>dus frigidum; tertius humidum; quartus demum siccum.<text:line-break/>Hi <text:span text:style-name="Default_20_Paragraph_20_Font"><text:span text:style-name="T1">t</text:span></text:span>um- ex secunda suppositione morbi partium, quae sunila-<text:line-break/>res appellantur, atque simplices omnino conspiciuntur, -</text:p>
      <text:p text:style-name="P1">Compositorum vero in nobis organorum morbi utri-<text:line-break/>que suppofitioui communes existunt. Hos igitur paucis per-.<text:line-break/>curramus, et hoc aprum in priinis, quomodo sint communes,<text:line-break/>demonstremus. Quum sane oporteat corpus omne ad sen-,<text:line-break/>fum compofitum, quodque dissimilare appellitant, si probe<text:line-break/>suas functiones obiturum fit, non ex qualibuscunque, ut<text:line-break/>fors tulerit, partibus simplicibus, neque ex aliquo numero<text:line-break/>aut magnitudine. no n congruente constitui, neque fortuitum<text:line-break/>hunc esse compofitionis modum, in quatuor his generibus<text:line-break/>organorum omuium erunt morbi. At .singulorum generum<text:line-break/>hac tuor differentiae: primi quidem generis. enarrari, quum,</text:p>
      <text:p text:style-name="P3">decens partis consorinatio labefactata fuerit, aut figuram non<text:line-break/>idoneam, aut caritatem, aut meatum acceperit, aut horum<text:line-break/>aliquid perdiderit, quae adesse oportebat. Ex hoc genere<text:line-break/>quoque funt asperitas ipfius et laevitas indecenter immuta-<text:line-break/>tae. Secundi vero generis, quod in simplicium primarum-<text:line-break/>que partium numero continetur, duplex erit morborum dis.<text:line-break/>serentia, aut alienius rei, quam inesse congruebat, penuria,<text:line-break/>aut rei minime necessariae exuperantia. Tertii quoque ge-.<text:line-break/>neris, quod ad magnitudinem spectat, similiter duplex dif-<text:line-break/>ferentia. Si quid enim majus increverit, . quod nunus esse<text:line-break/>oporteat, aut contra nunus evnserit, quod grandius esse de-<text:line-break/>cebat, nequaquam recte <text:span text:style-name="Default_20_Paragraph_20_Font"><text:span text:style-name="T1">t</text:span></text:span>e habuerit universum organum<text:line-break/>Reliqui demum generis morborum .structurae aut in situ a<text:line-break/>naturali fede immutato, aut interturbata partium luter fe<text:line-break/>forietale differentiae constituentur. Quemadmodum au-<text:line-break/>tum ex flurplicibus corporibus unumquodque primorum or-<text:line-break/>ganorm<text:span text:style-name="Default_20_Paragraph_20_Font"><text:span text:style-name="T1">n</text:span></text:span> vel integram vel vitiatam structuram sortitur, at-</text:p>
      <text:p text:style-name="P3">que ex his ipsis simitas aut morbus existit, sic rursus ex ipsis<text:line-break/>prunis organis fecunda constituuntur. Musculus etenim,<text:line-break/>vena et arteria primorum funt organorum, digitus fecun-<text:line-break/>dorum, et hoc magis etiam pes, atque pede magis crus.<text:line-break/>Nam in universum, quaecunque ex similaribus partibus con-<text:line-break/>gruentibus unius functionis gratia procreata funt, inter pri-<text:line-break/>ma organa numerabuntur. Quae vero rursum ex his com-<text:line-break/>ponuntur, etiamsi unam quam maxime organi functionem<text:line-break/>obeant, inter secunda ordine collocabuntur. Edem vero<text:line-break/>et horum organorum erunt morbi, qui primorum esse enar-<text:line-break/>rati su<text:span text:style-name="Default_20_Paragraph_20_Font"><text:span text:style-name="T1">n</text:span></text:span>t. Sed de organorum differentiis alio in libro dis-<text:line-break/>seruimus, quae nimirum absolute prima sint, et post haec<text:line-break/>sccunda et tertia et quarta collocari conveniat. Nonnulla<text:line-break/>siquidem utrinque habent notas, ut tum prima, tum secunda<text:line-break/>esse videantur. At praesens oratio ejusmodi accurata tra-<text:line-break/>datione non indiget. Ad id tamen unum spectare velim,<text:line-break/>an simplex quoad <text:span text:style-name="Default_20_Paragraph_20_Font"><text:span text:style-name="T1">t</text:span></text:span>ensum, an composita sit pars. Simpli-</text:p>
      <text:p text:style-name="P3">cis etenim partis primi dicti m<text:span text:style-name="Default_20_Paragraph_20_Font"><text:span text:style-name="T1">o</text:span></text:span>rbi naturalium elementorum<text:line-break/>differentia definiti sunt. Ad compositam autum partum fe-<text:line-break/>cundi spectant, qui utrique suppositioni sunt communes.<text:line-break/>Nullum vero morbi genus est, neque in simplicibus corpori-<text:line-break/>bus, neque lu compositis, quod sit utrisque proprium. Di-<text:line-break/>visionis si quidem methodus id fieri non posse demonstrat.<text:line-break/>At unus est praeterea morbus omnibus corporibus tum fim-<text:line-break/>plicibus, tum compositis communis, sive ea prima sint or-<text:line-break/>gana, sive fecunda, sive tertia, jam nunc explicandus. At<text:line-break/>hujusce inventionis m<text:span text:style-name="Default_20_Paragraph_20_Font"><text:span text:style-name="T1">o</text:span></text:span>rbi via est, qu<text:span text:style-name="Default_20_Paragraph_20_Font"><text:span text:style-name="T1">o</text:span></text:span>d omnibus dictis parti-<text:line-break/>bus communiter datur. Si quid enim ipsis secundum natu-<text:line-break/>ram fe habentibus lusit commune, qu<text:span text:style-name="Default_20_Paragraph_20_Font"><text:span text:style-name="T1">o</text:span></text:span>d animanti functio-<text:line-break/>nem aut usum aliquem praestet; id p<text:span text:style-name="Default_20_Paragraph_20_Font"><text:span text:style-name="T1">r</text:span></text:span>ofectu si prorsus al-<text:line-break/>fletur, communis quidam in ipsis mo<text:span text:style-name="Default_20_Paragraph_20_Font"><text:span text:style-name="T1">r</text:span></text:span>bus c<text:span text:style-name="Default_20_Paragraph_20_Font"><text:span text:style-name="T1">o</text:span></text:span>nstituetur. Sed<text:line-break/>quid hoc, quod omnibus commune tribuitur? Propriarum<text:line-break/>partium unitas, qua unumquodque praeditum ununt esse<text:line-break/>et unam functionem ufumve perficere dicitur. Haec si qua<text:line-break/>occasione fuscatur, id partis morbus esu Quale vero n<text:span text:style-name="Default_20_Paragraph_20_Font"><text:span text:style-name="T1">o-</text:span></text:span></text:p>
      <text:p text:style-name="P3">nren singulis in partibus hic morbus sortiatur , paulo^ post<text:line-break/>dicemus, ubi dicturum generum differentias in species parti-<text:line-break/>culares diviserimus.</text:p>
      <text:h text:style-name="Heading_20_2" text:outline-level="2">Cap. V. </text:h>
      <text:p text:style-name="P7">Atque profecto id jam rursus a priori sup-<text:line-break/>pofitione ducto exordio moliamur. Duo itaque ex hac <text:span text:style-name="Default_20_Paragraph_20_Font"><text:span text:style-name="T1">sap-<text:line-break/>p</text:span></text:span>o<text:span text:style-name="Default_20_Paragraph_20_Font"><text:span text:style-name="T1">sitione</text:span></text:span> similarium partium mo<text:span text:style-name="Default_20_Paragraph_20_Font"><text:span text:style-name="T1">r</text:span></text:span>bi positi sunt, qui in mea-<text:line-break/>tuum inconrmoderatione consistunt. Unus quaedam ipso-<text:line-break/>rum <text:span text:style-name="Default_20_Paragraph_20_Font"><text:span text:style-name="T1">meatuum</text:span></text:span> dilatatio est, alter astrictio. Utriusque vero<text:line-break/>eorum differentia duplex. Astrictiouis quidem corporis un-<text:line-break/>dique lu se ipsum cousidentis augustia, atque ipsorum mea-<text:line-break/>tuum obstructio. Dilatationis vero corporis ducta in om-<text:line-break/>nem partem extensio; ipsorum meatuum veluti quaedam<text:line-break/>laxitas ex procidentia elementorum, quae corpora proprie<text:line-break/>appellari asseverant, quum simplicia ac prima sint. . Nam<text:line-break/>quae ex his componuntur, concreta vocant. Porro ex sc-<text:line-break/>cuuda suppositione duae sunt morborum differentiae : <text:span text:style-name="Default_20_Paragraph_20_Font"><text:span text:style-name="T1">prior,<text:line-break/></text:span></text:span>quum similares partes solis qualitatibus alterantur; <text:span text:style-name="Default_20_Paragraph_20_Font"><text:span text:style-name="T1">p</text:span></text:span>oste<text:span text:style-name="Default_20_Paragraph_20_Font"><text:span text:style-name="T1">rior,<text:line-break/></text:span></text:span>quum ad ipsas <text:span text:style-name="Default_20_Paragraph_20_Font"><text:span text:style-name="T1">parte</text:span></text:span>s aliqua substantia dictis praedita quasi-</text:p>
      <text:p text:style-name="P3">talibus fluit. Atque hic secundus modus, quem tumorem in<text:line-break/>partibus p<text:span text:style-name="Default_20_Paragraph_20_Font"><text:span text:style-name="T1">r</text:span></text:span>ocreare nemo medicus ignorat. Etenim eryfipe-<text:line-break/>lata, phlegmonae, oedemata, phymata, phygethla, strumae,<text:line-break/>elephantiafis, scabies, lepra, vitiligines et scirrhi hujus<text:line-break/>funt generis, qui <text:span text:style-name="Default_20_Paragraph_20_Font"><text:span text:style-name="T1">morbi</text:span></text:span> neminem latere possunt. Verum<text:line-break/>qui morbi in stola qualitatum ipsarum intemperie co<text:span text:style-name="Default_20_Paragraph_20_Font"><text:span text:style-name="T1">n</text:span></text:span>sistunt,<text:line-break/>difficilius dep<text:span text:style-name="Default_20_Paragraph_20_Font"><text:span text:style-name="T1">r</text:span></text:span>ehenduntu<text:span text:style-name="Default_20_Paragraph_20_Font"><text:span text:style-name="T1">r</text:span></text:span> , nisi magna partis lu statum vide-<text:line-break/>licet praeter naturam eversio facta suerit. Tunc enim jam<text:line-break/>ab omnibus facile cognoscitur quae lu toto corpore febris<text:line-break/>appellatur, quum calor exuperet; lu partibus vero luter-<text:line-break/>dum etiam manifeste fe prodit. Etenim et crura iis, qui<text:line-break/>liberalius praeter consuetudinem ambulaverint, et manus, si<text:line-break/>quis eas plurimum exe<text:span text:style-name="Default_20_Paragraph_20_Font"><text:span text:style-name="T1">r</text:span></text:span>cuerit, aut remigando, aut fodie<text:span text:style-name="Default_20_Paragraph_20_Font"><text:span text:style-name="T1">n</text:span></text:span>do,<text:line-break/>aut aliquid hujusmodi faciendo, manifeste calidiores appa-<text:line-break/>rent tum ipsis laborantibus, tum externis, qui eos tetige-<text:line-break/>ruit. Si quis enim magnus tumor partibus adnafcatur, ex -<text:line-break/>tersus ipsis affluente substantia quadam calida, is ex sccun-</text:p>
      <text:p text:style-name="P3">da morborum erit differentia. Ex pruna vero omnes nunc<text:line-break/>commemorati scaturriunt, quique vel lu una quacunque par-<text:line-break/>te, vel in universo animalis corpore, aut ab aestu stolis, aut<text:line-break/>ignis calore remanens constituitur affectus; quales fiant et<text:line-break/>qui typhodes et febriles nominantur. Morbi vero frigidi ca-<text:line-break/>fido oppositi affectus extremas partes manifesto adeo ple-<text:line-break/>rumque obsidet, ut ipsae emortuae decidant. At hujus-<text:line-break/>modi affectus in universo corpore iis oboritur, qui sub vehe-<text:line-break/>menti frigore iter fecerint. Eorum enim plerique in ipso<text:line-break/>itinere mortem obierunt; plerique etiam, priusquam domum<text:line-break/>appulissent, diversorium assequtus, seminrortui et congelidi<text:line-break/>sub conspectum veniunt. Talis affectus apoplecticis, eplle-<text:line-break/>plicis, tremulis et convulsis multoties accidit. Porro eorum,<text:line-break/>qui per iter frigore mortem occubuerunt; alii emprosthoto-<text:line-break/>no, alii opisthotono, alii tetano, alii congelatione vocata<text:line-break/>correpti obriguerunt, alii quid apoplexiae simile perpessi<text:line-break/>sunt. His lu omnibus sane, quibus aliquod symptoma su-</text:p>
      <text:p text:style-name="P3">pervenit, id multorum <text:span text:style-name="Default_20_Paragraph_20_Font"><text:span text:style-name="T1">s</text:span></text:span>ententiam huc usque distrahit , ut<text:line-break/>symptoma morbum, morbum ipfmn symptomatis cau<text:span text:style-name="Default_20_Paragraph_20_Font"><text:span text:style-name="T1">t</text:span></text:span>am<text:line-break/>esse existiment. Quibus namque functionum laefiones morbi<text:line-break/>esse videntur, lu rationis examine et convulsiones et stupe-<text:line-break/>res et torpores et hujusmodi caetera morbos vocitant. Ue-<text:line-break/>rum nos initio de nominibus ita disseruimus, ut sus omnibus<text:line-break/>innotescat, non de. rebus ipsis, sed de nominibus esse dissi-<text:line-break/>dium. Illos siquidem solos aliquis arguet, qui .suum in om-<text:line-break/>nibus propositum serva<text:span text:style-name="Default_20_Paragraph_20_Font"><text:span text:style-name="T1">n</text:span></text:span>t; sed quanquam aberrant, sapienter<text:line-break/>tamen aliquid facere ridentur. Eos enim audire licet, quum<text:line-break/>interdum distinguunt et asserunt, si phlegmonae convulsio<text:line-break/>superveniat, ipsam co<text:span text:style-name="Default_20_Paragraph_20_Font"><text:span text:style-name="T1">n</text:span></text:span>vulsionem phlegmones et consecta-<text:line-break/>riam propaginem esse et symptoma, si vero foli intemperiei<text:line-break/>succedat, morbum. Idem quoque de febre statuunt: eam<text:line-break/>siquidem symptoma esse ducunt, quum alienius partis sensi-<text:line-break/>bilis affectus supervenit; si vero aliter, et morbum et alsc-<text:line-break/>ctionem appellant. Hi sane improbandi sunt, qui, quunr ab</text:p>
      <text:p text:style-name="P3">externis repreheusionem non expectent, ipsi tamen lu fe<text:line-break/>ipfos pugnantes decidunt. Qui vero vel functionum laesio-<text:line-break/>nes morbos vocari supponentes perpetuo ita statuunt, vel<text:line-break/>quid aliud ejusmodi negligunt, eos in nominibus errare,<text:line-break/>neu autem in rebus ipsis peccare, existimandum esu At<text:line-break/>omnia nomina ad medicam artem spectantia alibi sufius ex-<text:line-break/>plicata sunt: et quicunque recte bis uti velit, tractatum il-<text:line-break/>lum perlegat. Nunc vero quia res ipsius speculari. propofi-<text:line-break/>tum est, praedictum nominum institutum sequentes ea .dein-<text:line-break/>ceps aggrediamur. Equidem de calidis et frigidis citra rnate-<text:line-break/>riam affiuenlem affectibus a nobis dictum esu Eodemque<text:line-break/>modo tum humidi, tum sicci <text:span text:style-name="Default_20_Paragraph_20_Font"><text:span text:style-name="T1">a</text:span></text:span>borientur morbi, quum tota<text:line-break/>corporum haud aliquam materiam extrinsecus in <text:span text:style-name="Default_20_Paragraph_20_Font"><text:span text:style-name="T1">t</text:span></text:span>este reci-<text:line-break/>pientimn natu<text:span text:style-name="Default_20_Paragraph_20_Font"><text:span text:style-name="T1">r</text:span></text:span>a alle<text:span text:style-name="Default_20_Paragraph_20_Font"><text:span text:style-name="T1">v</text:span></text:span>atur. Exiguae itaque alterationes dif-<text:line-break/>ficillime deprehenduntur , magnas vero conspicue licet<text:line-break/>cognoscere, praesertim lu iis quae emoriuntur partibus.<text:line-break/>Etenim earum nonnullae veluti sale conditae et admodum</text:p>
      <text:p text:style-name="P3">arefactae conspiciuntur, idque rarius obtingit; quaedam ve-<text:line-break/>ro adeo molles atque humidae tum conspicientibus tum<text:line-break/>tangentibus quamprimum innotescunt, ut, si ea<text:span text:style-name="Default_20_Paragraph_20_Font"><text:span text:style-name="T1">r</text:span></text:span>um pa<text:span text:style-name="Default_20_Paragraph_20_Font"><text:span text:style-name="T1">r</text:span></text:span>tes<text:line-break/>manu tracta<text:span text:style-name="Default_20_Paragraph_20_Font"><text:span text:style-name="T1">r</text:span></text:span>e volueris, subitu ipsae defluunt et more <text:span text:style-name="Default_20_Paragraph_20_Font"><text:span text:style-name="T1">siuen-<text:line-break/>ti</text:span></text:span>s aquae e digitis excidant. Sic et ossium putridorum quae-<text:line-break/>datu velut arena c<text:span text:style-name="Default_20_Paragraph_20_Font"><text:span text:style-name="T1">o</text:span></text:span>nspiciuntur, lignis vetustate corruptis<text:line-break/>similia; quaedam tanquam muscosa, quorum intemperiei<text:line-break/>incommoderatio, ob humiditatem vel siccitatem orta, totum<text:line-break/>os emortuum reddidit. Caeterae vero omnes partium in-<text:line-break/>temperies exiles multos latent, quae ab ipsis imbecillitates<text:line-break/>nominantur. Quum enim phlegmone vel ulcus aut ejus-<text:line-break/>modi alius affectus ventriculo insidet, nullam aliam exqui-<text:line-break/>runt lae<text:span text:style-name="Default_20_Paragraph_20_Font"><text:span text:style-name="T1">t</text:span></text:span>ae coctionis causam. Si vero talium <text:span text:style-name="Default_20_Paragraph_20_Font"><text:span text:style-name="T1">morb</text:span></text:span>o<text:span text:style-name="Default_20_Paragraph_20_Font"><text:span text:style-name="T1">rum<text:line-break/></text:span></text:span>nullus fuerit, ventriculi imbecillitatem esse dicunt, tanquam<text:line-break/>quid aliud protulerint ah eo, quod manifestum est, puta ci-<text:line-break/>bos non p<text:span text:style-name="Default_20_Paragraph_20_Font"><text:span text:style-name="T1">r</text:span></text:span>obe;.conc<text:span text:style-name="Default_20_Paragraph_20_Font"><text:span text:style-name="T1">o</text:span></text:span>qui. Quid enim aliud imbecillitatem<text:line-break/>eos ulcere coniiciendum praeterquam in actione roboris pe-</text:p>
      <text:p text:style-name="P3">nuriam ? At id non est, quod quaeritur, sed quae sit hujusce<text:line-break/>imbecillitatis causa. Cur enim ventriculus lu sua functione<text:line-break/>imbecillius agat, quum neque phlegmone, neque frirrho,<text:line-break/>neque ulcere, neque quovis alio ejusmodi morbo afficiatur?<text:line-break/>Non enimilli profecto citra causam aliquam probe coquendi<text:line-break/>facultas erepta est. Itaque aut meatuum incommoderatio,<text:line-break/>aut intemperies causa plane dicenda esu Quo etiam mani-<text:line-break/>feste patet, . nullum primorum morborum, qui partibus fimi-<text:line-break/>Iaribus proprie rusident, ratione curari posse, nisi prunorum<text:line-break/>elementorum speculatio accesserit. Verum adversus eos<text:line-break/><text:span text:style-name="Default_20_Paragraph_20_Font"><text:span text:style-name="T5">alii</text:span></text:span>s in <text:span text:style-name="Default_20_Paragraph_20_Font"><text:span text:style-name="T1">c</text:span></text:span>o<text:span text:style-name="Default_20_Paragraph_20_Font"><text:span text:style-name="T1">mmentarii</text:span></text:span>s, quae decebant, prodita sunt. Id<text:line-break/>vero nunc scire oportet, ventriculi imbecillitatem, venae,<text:line-break/>arteriae, musculi et cuiuscunque simplicis organi tum vita-<text:line-break/>lis tum animalis aut propter meatuum luconunoderatio-<text:line-break/>nem, aut propter i<text:span text:style-name="Default_20_Paragraph_20_Font"><text:span text:style-name="T1">n</text:span></text:span>temperiem omnium consensu necessario<text:line-break/>oboriri. Quo pacto vero tales eorum affectus dignoscendi<text:line-break/>sint, non est praesentis orationis. Non enim <text:span text:style-name="Default_20_Paragraph_20_Font"><text:span text:style-name="T1">m</text:span></text:span>or<text:span text:style-name="Default_20_Paragraph_20_Font"><text:span text:style-name="T1">b</text:span></text:span>o<text:span text:style-name="Default_20_Paragraph_20_Font"><text:span text:style-name="T1">ru</text:span></text:span>m di-<text:line-break/>gnotiones, sed ipsos morbos enumerare mihi propositum est.</text:p>
      <text:p text:style-name="P3">Atque misti videor universos partium similarium morbos<text:line-break/>explicasse.</text:p>
      <text:h text:style-name="Heading_20_2" text:outline-level="2">Cap. VI. </text:h>
      <text:p text:style-name="P7">Qui vero sint partium organicarum <text:span text:style-name="Default_20_Paragraph_20_Font"><text:span text:style-name="T1">morbi,<text:line-break/></text:span></text:span>consequens est dicere. In his igitur o<text:span text:style-name="Default_20_Paragraph_20_Font"><text:span text:style-name="T1">rgani</text:span></text:span>s unam quam-<text:line-break/>dam omnino esse <text:span text:style-name="Default_20_Paragraph_20_Font"><text:span text:style-name="T1">partem</text:span></text:span> actionis causam, huicque ceteras<text:line-break/>omnes ad usum aliquem praestandum creatas fuisse, alio lu<text:line-break/>opere demonstratum esu Laedetur autem totius organi sun-<text:line-break/>etio tum maxime ac primum, quum ipsa pars actionis caula<text:line-break/>aegrotaverit; jam vero etiam ceterarum partium majores<text:line-break/>affectus actionem interturbant. Quicunque igitur <text:span text:style-name="Default_20_Paragraph_20_Font"><text:span text:style-name="T1">affiectu</text:span></text:span>s<text:line-break/>non per fe, sed laedendo primmn functionis organum actio-<text:line-break/>nem interturbant, lu morborum causae; non ipsi morbi fiunt.<text:line-break/>Si vero non laedendo aliquam primum functionis partem<text:line-break/><text:span text:style-name="Default_20_Paragraph_20_Font"><text:span text:style-name="T1">functi</text:span></text:span>o<text:span text:style-name="Default_20_Paragraph_20_Font"><text:span text:style-name="T1">nem</text:span></text:span> interturbare queunt, morbi jam ejusmodi asse-<text:line-break/>otus vocandi fiunt. ohorientur autem, ut diximus, vel<text:line-break/>quum ea quae secundum naturam est couformatio permutata<text:line-break/>est, vel quum salvus non extat decens partium numeros<text:span text:style-name="Default_20_Paragraph_20_Font"><text:span text:style-name="T1">i</text:span></text:span></text:p>
      <text:p text:style-name="P3">vel non idonea cujusque partis magnitudo servatur, vel non<text:line-break/>quo oporteat situ ipsae <text:span text:style-name="Default_20_Paragraph_20_Font"><text:span text:style-name="T1">partes</text:span></text:span> simul positae sunt. Quando-<text:line-break/>quidem enim demonstratum est, earum partium <text:span text:style-name="Default_20_Paragraph_20_Font"><text:span text:style-name="T1">n</text:span></text:span>ullam a na-<text:line-break/>tura temere procreatam fuisse, sed omnes, ut melius vel tu-<text:line-break/>tius quodcunque functionem obiret organum, necesse omnino<text:line-break/>est et earum laesiones, quae vel penitus actionem edi prohibent,<text:line-break/>vel ipfas <text:span text:style-name="Default_20_Paragraph_20_Font"><text:span text:style-name="T1">parte</text:span></text:span>s interturbant, morbos existimari ; quae vero<text:line-break/>ad primae functionis partis laesionem conferunt, eas morbo-<text:line-break/>vum caulas, ut nuper dictum est, appellari.</text:p>
      <text:h text:style-name="Heading_20_2" text:outline-level="2">Cap. VII. </text:h>
      <text:p text:style-name="P7">Quamobrem et vatii et vari, et qui pla<text:span text:style-name="Default_20_Paragraph_20_Font"><text:span text:style-name="T1">n</text:span></text:span>ci<text:line-break/>planas pedum habent plantas, deteriorem crurum actionem<text:line-break/>moliuntur ob decentis figurae ametriam. Ita vero, quibus<text:line-break/>fractura laefis conformatio restituta non est, non recte ipfi<text:line-break/>affecto membro actiones .edunt. Male quoque actionibus<text:line-break/>funguntur, quibus ob arthritidis vehementiam l<text:span text:style-name="Default_20_Paragraph_20_Font"><text:span text:style-name="T1">a</text:span></text:span>xatio oborta<text:line-break/>est, aut, perfracto juxta dearticulationem supercilio, prompte<text:line-break/>articulus ad superiorem partem exilit ac excidit, aut quum</text:p>
      <text:p text:style-name="P3">callus lu articulo supra modum excrevit lu ejusmodi affecti-<text:line-break/>bus, tota dearticulatio ob spatii angustiant ad motum inepta<text:line-break/>est. Haec itaque nscititia sunt figurarum vitia. Congenita<text:line-break/>vero incurrunt in utero foetus, quae, prima conso<text:span text:style-name="Default_20_Paragraph_20_Font"><text:span text:style-name="T1">r</text:span></text:span>matio<text:span text:style-name="Default_20_Paragraph_20_Font"><text:span text:style-name="T1">n</text:span></text:span>e<text:line-break/>interturbata, in omni corporis parte nuscuntur et aegrotum<text:line-break/>illa parte animal esuriunt. oportet enim et cordis et pul-<text:line-break/>motis et ventriculi et cerebri et linguae et lienis et renum<text:line-break/>caeterarumque omnium partium figuram servari. Si nam-<text:line-break/>que earum alicui laesio oboriatur, propriam quoque totius<text:line-break/>organi functionem deteriorem perfici necesse esu Et vero,<text:line-break/>nisi etiam caritatum quae partibus lusunt omnium tum ma-<text:line-break/>guitudo tum numerus servetur, eas ob res necessario lae-<text:line-break/>detur actio. Multi autem hujusmodi morbi sunt, <text:span text:style-name="Default_20_Paragraph_20_Font"><text:span text:style-name="T1">quorum<text:line-break/></text:span></text:span>nonnulli c<text:span text:style-name="Default_20_Paragraph_20_Font"><text:span text:style-name="T1">o</text:span></text:span>alitu quodam, nonnulli lentorum ac crassiorum<text:line-break/>humorum obstructione consistunt, alii etiam exarescentibus<text:line-break/>corporibus, aut aliqua vicluarum partium ipsis incidente<text:line-break/>aut c<text:span text:style-name="Default_20_Paragraph_20_Font"><text:span text:style-name="T1">o</text:span></text:span>mprimente coarctatis oboriuntur. Interdum vero et</text:p>
      <text:p text:style-name="P3">ipsorum corporum ejusmodi meatus c<text:span text:style-name="Default_20_Paragraph_20_Font"><text:span text:style-name="T1">o</text:span></text:span>ntinentium substantia,<text:line-break/>aut scirrhum, aut phlegmouen, aut sphacelum, aut suppura-<text:line-break/>tum, aut oedema, aut alio quocunque m<text:span text:style-name="Default_20_Paragraph_20_Font"><text:span text:style-name="T1">o</text:span></text:span>do extraneam ma-<text:line-break/>guitudinem adepta, ac deinceps tumorem ad interiores ca-<text:line-break/>vitates refundens, meatus obstruit, qui ab illis meatibus plu-<text:line-break/>rimum disserunt, quos prioris sectae principes ex primo-<text:line-break/>rum atque impatibilium elementorum concursu fieri fuppo-<text:line-break/>suerunt. Num lulestinorum, arteriarum atque omnium<text:line-break/>hujusmodi organorum meatus, hos inquam, magnos ac per-<text:line-break/>spicuos, omnes manifeste cernimus. Qu<text:span text:style-name="Default_20_Paragraph_20_Font"><text:span text:style-name="T1">o</text:span></text:span>d si ejusmodi mea-<text:line-break/>tus ob parvitatem sensum effugiat, non is ex eodem genere<text:line-break/>cum .illis meatibus existit , quos sectarum prior supposuit.<text:line-break/>lu ejusm<text:span text:style-name="Default_20_Paragraph_20_Font"><text:span text:style-name="T1">o</text:span></text:span>di omnibus affectibus, lu quibus corporum ipsa-<text:line-break/>rum in aliquem tumorem sublaturum meatus tum obstrui,<text:line-break/>tum coarctati contingit, nonnunquam unus. duntaxat est<text:line-break/>morbus, obstructio actionem .laedens, nonnunquam et lue,</text:p>
      <text:p text:style-name="P3">et alius c<text:span text:style-name="Default_20_Paragraph_20_Font"><text:span text:style-name="T1">o</text:span></text:span>rporum affectus obstructionem efficiens. Quum<text:line-break/>itaque co<text:span text:style-name="Default_20_Paragraph_20_Font"><text:span text:style-name="T1">r</text:span></text:span>pus tumore vexatum nullam propriam suuctio-<text:line-break/>nem sortiatur, unus quidem erit morbus in obstructione,<text:line-break/>ejus vero causa non etiamnum morbus est, corporis tumo-<text:line-break/>rem habentis affectus. Si enim tunica (si fors tulerit] venae<text:line-break/>lu jecoris concavis positae quocunque ejusmodi morbo asse-<text:line-break/>eta meatum coarctaverit, quo convexarum hepatis partium<text:line-break/>vasa sanguinem assumunt, ita erunt morbi, alter ipsius ve-<text:line-break/>nae, quae afficitur, alter meatus obstructio. Interturbat au-<text:line-break/>tem affectus venae probi sanguinis generationem , obstructio -<text:line-break/>vero distributionem. Utraque horum functio animali ne-<text:line-break/>cessaria est. Patet enim, eos affectus, qui functiones primo -<text:line-break/>laedunt, mo<text:span text:style-name="Default_20_Paragraph_20_Font"><text:span text:style-name="T1">r</text:span></text:span>bos esse dicendos. leia quidem vena nullo.<text:line-break/>morbo affecta, si ob lentos quosdam et orasses humores mea-<text:line-break/>tibus impactos distributio impediatur, hic unicus visi<text:span text:style-name="Default_20_Paragraph_20_Font"><text:span text:style-name="T1">t</text:span></text:span>eris<text:line-break/>morbus erit obstructio. Sic etiam in intestino si obstructio<text:line-break/>fola fuerit, unus erit morbus; at si ipsimi phlegmone la-</text:p>
      <text:p text:style-name="P3">boret, ob idque interius spatium occludat ac deorsum tre<text:line-break/>excrementa prohibeat, duo erunt quoque morbi. Multoties<text:line-break/>enim ab uno morbo morbus oritur, quemadmodum lu prae-<text:line-break/>dictis <text:span text:style-name="Default_20_Paragraph_20_Font"><text:span text:style-name="T1">sc re</text:span></text:span>s habet , quandoquidem inflammationibus, eryfi-<text:line-break/>petatis, herpetibus, carbunculis, vel quibusdam ejusmodi<text:line-break/>morbis febris suboritur. Nonnunquum vero, quod efficitur,<text:line-break/>functionis est laesio, ip sun<text:span text:style-name="Default_20_Paragraph_20_Font"><text:span text:style-name="T1">t</text:span></text:span>que oportet tum pathema, tum<text:line-break/>symptoma nominare, ipsius autem causam videlicet mor-<text:line-break/>bum; questa obstructio causa est, ne amplius alimentum<text:line-break/>distribuatur, et refrigeratio obtusioris sensus causa est, quae<text:line-break/>symptomatis morbus esu Quum autem ipse affectus sunctio-<text:line-break/>nem primo laedat, et ipsius causa primo non laedat, asse-<text:line-break/>erum quidem morbum, quod vero ipsum efficit, causam<text:line-break/>morbi nominare oportet, quemadmodum in lentis humori-<text:line-break/>bus et obstructione se res habet; ipsa namque obstructio<text:line-break/>morbus est, humores vero morbi causae. Quicunque igitur<text:line-break/>morbi caritatibus obveniunt, quum <text:span text:style-name="Default_20_Paragraph_20_Font"><text:span text:style-name="T1">hae</text:span></text:span> interdum obstruun-</text:p>
      <text:p text:style-name="P3">tur, inte<text:span text:style-name="Default_20_Paragraph_20_Font"><text:span text:style-name="T1">r</text:span></text:span>dum inconrmoderate dilatantur, ad conformationis<text:line-break/>partium genus reducentu<text:span text:style-name="Default_20_Paragraph_20_Font"><text:span text:style-name="T1">r. </text:span></text:span>In sus siquidem omnibus natu-<text:line-break/>rasis aliquo m<text:span text:style-name="Default_20_Paragraph_20_Font"><text:span text:style-name="T1">o</text:span></text:span>do conformati<text:span text:style-name="Default_20_Paragraph_20_Font"><text:span text:style-name="T1">o</text:span></text:span> impellitur. At certe laevitas<text:line-break/>et asperitas non ipsae a <text:span text:style-name="Default_20_Paragraph_20_Font"><text:span text:style-name="T1">n</text:span></text:span>atura partes consormante frustra<text:line-break/>conditae sunt Hic itaque in <text:span text:style-name="Default_20_Paragraph_20_Font"><text:span text:style-name="T1">o</text:span></text:span>mnibus partibus morbi con-<text:line-break/>sistent, quum pars natura laevis ufpe<text:span text:style-name="Default_20_Paragraph_20_Font"><text:span text:style-name="T1">r</text:span></text:span>atur et aspera laeviga-<text:line-break/>tur. - Eorum evidentissima funt medicis, quae et nsperatis et<text:line-break/>laexigatis ossibus acridunt, et quae faucimn ufperitates tus-<text:line-break/>fes excitanti Hic p<text:span text:style-name="Default_20_Paragraph_20_Font"><text:span text:style-name="T1">r</text:span></text:span>aeterea agnoscendum est, inte<text:span text:style-name="Default_20_Paragraph_20_Font"><text:span text:style-name="T1">r</text:span></text:span>dum figu-<text:line-break/>ram partis oblaefam simul per fe aliquem meatum oblae-<text:line-break/>dere. Quod exempli gratia nafo oboriri conspicitur, qui<text:line-break/>quum ab ictu violento nonnunquam simus factus sit, tan-<text:line-break/>topere meatum coarctavit, ut vel nullo modo, vel aegre<text:line-break/>per ipsum respiret Cousiat igitur, in hujusmodi affectis<text:line-break/>bus meatus angustiam morbum esse. Primum enim ipsa<text:line-break/>respirandi actionem interturbat; praecedens vero ipsius<text:line-break/>caula nest similas, quae natu<text:span text:style-name="Default_20_Paragraph_20_Font"><text:span text:style-name="T1">r</text:span></text:span>alis ipsius figurae laesio est.</text:p>
      <text:p text:style-name="P3">In genere igitur c<text:span text:style-name="Default_20_Paragraph_20_Font"><text:span text:style-name="T1">o</text:span></text:span>nsormati<text:span text:style-name="Default_20_Paragraph_20_Font"><text:span text:style-name="T1">o</text:span></text:span>nis, quod a naturali <text:span text:style-name="Default_20_Paragraph_20_Font"><text:span text:style-name="T1">siructura<text:line-break/></text:span></text:span>decessit, ut jam actionem laedat, .praedictae . morborum<text:line-break/>differentiae fnborientur.</text:p>
      <text:h text:style-name="Heading_20_2" text:outline-level="2">Cap. URI. </text:h>
      <text:p text:style-name="P7">l<text:span text:style-name="T6">n</text:span> numero partium simplicium, ex quibus<text:line-break/>unumquodque construitur organum, duplices erunt primae<text:line-break/>morborum differentiae, aut quum aliqua pars deficit, aut<text:line-break/>exuperat. In earum utraque aliae <text:span text:style-name="Default_20_Paragraph_20_Font"><text:span text:style-name="T1">deprehenduntur</text:span></text:span> disse-<text:line-break/>rentiae. Ex his, quae exuperant, quaedam ex genere eo-<text:line-break/>tum sunt, quae secundum naturam dicuntur, ut si cui sextus<text:line-break/>nascatur digitus, aut lu oculo pterygium, aut in nare<text:line-break/>cernis surculus, aut in alio quopiam meatu quoduis aliud<text:line-break/>tale genus. Et vero eorum ipsorum nonnulla quidem erunt<text:line-break/>morbi, veluti pte<text:span text:style-name="Default_20_Paragraph_20_Font"><text:span text:style-name="T1">r</text:span></text:span>ygium; quum enim vehementer auctum<text:line-break/>est, pupillam obtenebrando visium interturbat; nonnulla<text:line-break/>vero morborum causae, ut carnis surculi, qui meatus ob-<text:line-break/>struu<text:span text:style-name="Default_20_Paragraph_20_Font"><text:span text:style-name="T1">n</text:span></text:span>t; primum enim morbus obstructio est, quia pruno<text:line-break/>actionem laedit. Quaedam toto genere praeter naturam</text:p>
      <text:p text:style-name="P3">sunt, ut lumbrici, ascarides, lu vesica calculus, in oculo<text:line-break/>grando, suffusio; pus, verrucae, ntelicerides, atheromata,<text:line-break/>steatomata, vitiliglues, leprae, leucae, cassi, et quae in abs-<text:line-break/>cessibus reperiuntur omnia Quod autem et ex his quaecun-<text:line-break/>que functionem primo interturbant, morbus dicamus, ut .<text:line-break/>suffusionem, quae vero non sunt ejusmodi, morborum can-<text:line-break/>fas, omnibus manifestum est. Ferum vero quae deficiunt<text:line-break/>partium quaedam omnino deperditae sunt, quaedam veluti<text:line-break/>e dimissio amputatae ac mutilatae. Et quidem lu prima<text:line-break/>generatione ejusmodi plurima fieri latet neminem. A par-<text:line-break/>tu vero ossa saepe integra eximuntur e digitis, artubus, ca-<text:line-break/>pile et lateribus ; aufertur etiam nonnunquam digitus, pes,<text:line-break/>extrema manus, tibia et cubitus. Extrahuntur praeterea<text:line-break/>venae variofae et glandulae siirrho induratae et dentes<text:line-break/>exesi. Extrahitur quoque gurgulio, omentum, praeputium,<text:line-break/>ipsius pudendi portio , ac multoties penis integer, quemad-</text:p>
      <text:p text:style-name="P3">modum etiam testes. Nuper vero quidam vehementi tuti-<text:line-break/>versi corporis convulsione c<text:span text:style-name="Default_20_Paragraph_20_Font"><text:span text:style-name="T1">o</text:span></text:span>rreptus anteriorem linguae<text:line-break/>partem mordicus. amputavit, delude a convulfio<text:span text:style-name="Default_20_Paragraph_20_Font"><text:span text:style-name="T1">n</text:span></text:span>e sospes<text:line-break/>factus peraeque ac ante loqui <text:span text:style-name="Default_20_Paragraph_20_Font"><text:span text:style-name="T1">n</text:span></text:span>on potuit. Hujus generis<text:line-break/>Eunt et quae mutilationes vocantur labiorum, narium, an-<text:line-break/>rium, et quaecunque aliae carnosae partes aut veheme<text:span text:style-name="Default_20_Paragraph_20_Font"><text:span text:style-name="T1">n</text:span></text:span>ter<text:line-break/>avulsae aut putrefactae penitus exectae sunt. Etenim per<text:line-break/>hujusmodi miserias qui secundum naturam est partium nu-<text:line-break/>merus imperfectus est, five una pars, sive duae, sive plo-<text:line-break/>res desint, haecne vel omnino deperditae, vel ex parte sub-<text:line-break/>latae. Quaecunque sane talium functionem interturbant<text:line-break/>rui ipsorum ratione, lu morborum genere constituentur;<text:line-break/>quae vero aut aliquam partem aliam functionis opificem<text:line-break/>refrigerant, aut parcius alimentum distribuunt, morborum<text:line-break/>causae; quaedam vero utrumque genus assequuntur et ut<text:line-break/>causae et ut morbi vicem, ut gurgulio, qui, quum radicitus<text:line-break/>exectus est, et vocem laedit, et pulmones thoracemque re-</text:p>
      <text:p text:style-name="P3">frigerati Quum enim ex iunctionum ac usuum meditatione<text:line-break/>didiceris, omnium animantis partium alias ad actionem ali-<text:line-break/>quam tuti animali utilem conferre, alias per <text:span text:style-name="Default_20_Paragraph_20_Font"><text:span text:style-name="T1">t</text:span></text:span>e quidem ni-.<text:line-break/>nil agere, sed usum quendam actionem obeuntibus prae-<text:line-break/>here, liquet, quod eorum laesiones, quae in actionem plane<text:line-break/>dimicant, primum statues partium animalis esse morbos,<text:line-break/>quae vero in aliquem usum, morborum causas. Quare,<text:line-break/>quae paries duplicem actionem aut duplicem usum prae-<text:line-break/>stant, interdum in una laesione duplicem aut morbi aut<text:line-break/>caulae obtinebunt rationem. At si qua pars utrumque simul<text:line-break/>moliatur, tum usum, tum actionem, quemadmodum quibus-<text:line-break/>dant esse videtur et gurgulio, hujus partis iactura altera<text:line-break/>quidem ratione erit morbus, altera vero morbi causa. A t-<text:line-break/>qui manifestum est, reliquae permanentis ac servatae partile<text:line-break/>morbum esse, non ejus, quae amplius non sit: oris enim ca-<text:line-break/>paritatis in illa parte, cui morbus nunc iusidet, particulam<text:line-break/>esse profiteberis, id quod uvam et gurgusionem appellamus.</text:p>
      <text:p text:style-name="P2">Quum itaque haec deperdita est, deest .aliquid capacitati;<text:line-break/>atque ita <text:span text:style-name="Default_20_Paragraph_20_Font"><text:span text:style-name="T1">id</text:span></text:span> totum unus morbus .est, manente, quod ab inis<text:line-break/>fio concessum est, omnem -scilicet actionem a morbo laedi,<text:line-break/>Quamobrem aut, non unam aliquam esse animantis actio-<text:line-break/>nem et vocem et inspirationem et .expirationem, denum-<text:line-break/>arandum est, aut, si ita se res habet, constat, uvulae jactu-<text:line-break/>ram in palmo morbum efficere. Sitnili ratione jactura den-<text:line-break/>tis oris est morbus, si <text:span text:style-name="Default_20_Paragraph_20_Font"><text:span text:style-name="T1">den</text:span></text:span>s ex iis fuerit, qui manducationi<text:line-break/>inserviunt, isque lu illa .parte, ubi manducatio lae<text:span text:style-name="Default_20_Paragraph_20_Font"><text:span text:style-name="T1">t</text:span></text:span>a est; fi<text:line-break/>vero ex inrisoribus nominatis, et esum et loquutionem inter-<text:line-break/>turbat. Sic etiam; fi linguae. dimidium abscissiun est, resi-<text:line-break/>duae parti praeter naturam mutilatio <text:span text:style-name="Default_20_Paragraph_20_Font"><text:span text:style-name="T1">morbus</text:span></text:span> esu Eodem<text:line-break/>modo et omento, et pudendo, et omnibus ita affectis parti-<text:line-break/>bus. Quod si quis id non morbum, fed affectum vel astc-<text:line-break/>ctionem vocare velit, de nomine,. non de re contendet.<text:line-break/>Liquet autem, lu lingua,. omento, pudendo, denique omnis</text:p>
      <text:p text:style-name="P2">bus ejusmodi mutilatis organis aliquam esse magnitudinis<text:line-break/>- diminutionem ah omnibus enumeratis morbis <text:span text:style-name="Default_20_Paragraph_20_Font"><text:span text:style-name="T1">saetam;</text:span></text:span> ipsi<text:line-break/>vero animali diminutionem haud necesse est lore manifestum,<text:line-break/>ut mutilatum appareat, fixi aliquis partium numerus erit<text:line-break/>ablatus, tametsi et arteriae et venae et nervi et cutis in-<text:line-break/>turdum et adeps et membranae et cero lu talibus affecti- <text:span text:style-name="Default_20_Paragraph_20_Font"><text:span text:style-name="T1">t<text:line-break/></text:span></text:span>bus auferuntur. lu gurgulione autem et varicosis Vasis<text:line-break/>exectis ipsis etiam organis aliquis partium numerus auler-<text:line-break/>tur. Atque haec omnia ad partium, quae immutantur, nu- .<text:line-break/>merum mox referentur. Ubi vero quorunrcunque organo-<text:line-break/>runr <text:span text:style-name="Default_20_Paragraph_20_Font"><text:span text:style-name="T1">aliqua p</text:span></text:span>o<text:span text:style-name="Default_20_Paragraph_20_Font"><text:span text:style-name="T1">rtio</text:span></text:span> tollitur, non autem eximuntur partes,<text:line-break/>haec ad utrumque genus quodammodo referentur. Etenim<text:line-break/>deest animanti tum partium simplicium numerus, tum or-<text:line-break/>gani compositi magnitudo, tutum siquidem mutila tum esu<text:line-break/>Et sane quod utriusque generis, tum numeri<text:span text:style-name="Default_20_Paragraph_20_Font"><text:span text:style-name="T1">i</text:span></text:span> tum magui-<text:line-break/>tudinis, . fuperius alterum praedicamentum, idque quantitas<text:line-break/>tis, statuere liceat, cuique manifestum est, quandoquidem</text:p>
      <text:p text:style-name="P2">quantitas una discreta est, quae etiam quantitas pr<text:span text:style-name="Default_20_Paragraph_20_Font"><text:span text:style-name="T1">o</text:span></text:span>prie ap-<text:line-break/>pellatur, altera continua, quae magnitudo nominatur.. Ve-<text:line-break/>rum in prae<text:span text:style-name="Default_20_Paragraph_20_Font"><text:span text:style-name="T1">t</text:span></text:span>enti<text:span text:style-name="Default_20_Paragraph_20_Font"><text:span text:style-name="T1">s</text:span></text:span> dilucidius mihi vi<text:span text:style-name="Default_20_Paragraph_20_Font"><text:span text:style-name="T1">t</text:span></text:span>um est haec ita distin-<text:line-break/>guere, qui alteram quantitatis differentiam fusi numero, al-<text:line-break/>teram fusi magnitudine c<text:span text:style-name="Default_20_Paragraph_20_Font"><text:span text:style-name="T1">o</text:span></text:span>nstituerim.</text:p>
      <text:h text:style-name="Heading_20_2" text:outline-level="2">Cap. EX. </text:h>
      <text:p text:style-name="P7">Explicatis autem Itujusce generis morbis,<text:line-break/>de iis,. qui ad magnitudinem aut ad partium quantitatem<text:line-break/>reducuntur, aut quomodocunque eos nominare placuerit,<text:line-break/>disseramus. . Id autem <text:span text:style-name="Default_20_Paragraph_20_Font"><text:span text:style-name="T1">genu</text:span></text:span>s n<text:span text:style-name="Default_20_Paragraph_20_Font"><text:span text:style-name="T1">o</text:span></text:span>n idem ac praedictum est<text:line-break/>Nam si, mane<text:span text:style-name="Default_20_Paragraph_20_Font"><text:span text:style-name="T1">n</text:span></text:span>te secundum naturam partis sigma, magni-<text:line-break/>tud<text:span text:style-name="Default_20_Paragraph_20_Font"><text:span text:style-name="T1">o</text:span></text:span> vitietur, qumn functi<text:span text:style-name="Default_20_Paragraph_20_Font"><text:span text:style-name="T1">o</text:span></text:span> quaedam laeditur, ea de causa<text:line-break/>partis accidet m<text:span text:style-name="Default_20_Paragraph_20_Font"><text:span text:style-name="T1">o</text:span></text:span>rbus, veluti si in prima statim c<text:span text:style-name="Default_20_Paragraph_20_Font"><text:span text:style-name="T1">o</text:span></text:span>uforma-<text:line-break/><text:span text:style-name="Default_20_Paragraph_20_Font"><text:span text:style-name="T1">tio</text:span></text:span>ne lingua talis sit, ut vel ob magnitudluem lu <text:span text:style-name="Default_20_Paragraph_20_Font"><text:span text:style-name="T1">o</text:span></text:span>re nui-<text:line-break/>Ium habeat conversionem, vel osi parvitatem . omnes ipsius<text:line-break/>o<text:span text:style-name="Default_20_Paragraph_20_Font"><text:span text:style-name="T1">ri</text:span></text:span>s partes non attingat. Verum in jam perfectis praeter<text:line-break/>naturam partium incrementa non admodum crebro fieri</text:p>
      <text:p text:style-name="P2">conspiciuntur ; minuuntur tamen saepius , vocatmque lue<text:line-break/>mo<text:span text:style-name="Default_20_Paragraph_20_Font"><text:span text:style-name="T1">r</text:span></text:span>bus a quibusdam aliis macies, ab <text:span text:style-name="Default_20_Paragraph_20_Font"><text:span text:style-name="T5">aliis</text:span></text:span> partis tabes; Par-<text:line-break/>tium incrementa lu ulceribus supercrescente carne fiunt,<text:line-break/>atque in priapismo <text:span text:style-name="Default_20_Paragraph_20_Font"><text:span text:style-name="T1">q</text:span></text:span> quem vocitant. Nicomacho Smyrnaeo<text:line-break/>adeo totum corpus supra modum nrcrenrentum cepit, ut ne<text:line-break/>deinceps movere se ipsum posset; sed ipsum sanitati resti-<text:line-break/>fuit Aesculapius. Linguam cuiusdam quumplurimnm au-<text:line-break/>ctam vidimus, omnis doloris expertem, ut neque oedema,<text:line-break/>neque scirrhus, neque phlegmone esse videretur, - Neque<text:line-break/>enim prementibus cavata cedebat, neque sensus erat expers,<text:line-break/>neque dolebat, sed id ipsum duntaxat incrementum quod-<text:line-break/>dam incommoderatum erat, illaesa prorsus ipsius partis sub-<text:line-break/>stantia. Sic et testes et mammae aliis uterque, ullis alter<text:line-break/>supra modum increvit. Quae etiam struma vocatur; huius<text:line-break/>generis est, quae, quum immoderatius increvit, non par-<text:line-break/>vam functionibus laefionem adfert. Similiter etiam angu-<text:line-break/>lorum in oculis sunt ametriae hujus generis, quorum rm-</text:p>
      <text:p text:style-name="P3">moderatius incrementum enoanthis, diminutio rhyas no-<text:line-break/>minatur. Atque hujusmodi- sunt hujus generis morborum<text:line-break/>differentiae.</text:p>
      <text:h text:style-name="Heading_20_2" text:outline-level="2">Cap. X.</text:h>
      <text:p text:style-name="P7"><text:s/>Quum vero quae secundum naturam est<text:line-break/>structura immutatur, oriuntur morbi; a situ quidem lu.<text:line-break/>articulorum tum luxationibus, tum dissertionibus, atque in<text:line-break/>intestini prolapsu, et omenti procidentia nuncupatis; ab<text:line-break/>cavero quae non fecundum naturam est partium adiacen-<text:line-break/>tium coniunctione ligamentum laxatum, aut contensum,<text:line-break/>aut abruptum in illa parte dearticulationis motum oblae-<text:line-break/>diti Hoc in genere sunt et linguae et pudendorum incom-<text:line-break/>moderata vincula, quibus illa tum lu loquendo., tum mau-<text:line-break/>ducando plurimum interturbatur, pudenda vero lu .ejaeu-<text:line-break/>lando semen, quae ob inversum meatum lu mulieris ute-<text:line-break/>ruui eminus et directe semen- emittere nequeunti Atque<text:line-break/>etiam coalitus praeter naturam aut labiorum ulceratorum,<text:line-break/>aut palpebrarum, aut digitorum, aut sedis, aut cuiusdam</text:p>
      <text:p text:style-name="P3">ejusmodi alterius .partis, ad hancce disserentium spectanti<text:line-break/>Istae sane hujus .generis sunt morborum species, quae a stiu-<text:line-break/>ctrlra proficiscuntur.</text:p>
      <text:h text:style-name="Heading_20_2" text:outline-level="2">Cap. XI. </text:h>
      <text:p text:style-name="P7">Supe<text:span text:style-name="Default_20_Paragraph_20_Font"><text:span text:style-name="T1">r</text:span></text:span>est et quintum morbi genus, uni-<text:line-break/>talis solutio, sive haec uni cuidam pa<text:span text:style-name="Default_20_Paragraph_20_Font"><text:span text:style-name="T1">r</text:span></text:span>tium simplicium, quas<text:line-break/>similares nominant, sive etiam compositis accidat, unde<text:line-break/>paulo ante luter communes utrarumque partium morbos<text:line-break/>ipsam commemoravimus. Quum enim ligamentum vel<text:line-break/>arteria divellitur, communis est et totius organi. et divulsae<text:line-break/>partis morbus. Nam utriusque soluta est continuitas ; to-<text:line-break/>tius quidem o<text:span text:style-name="Default_20_Paragraph_20_Font"><text:span text:style-name="T1">rgani, </text:span></text:span>quum ipsius partes non amplius sibi<text:line-break/>cohaerent, neque uniuntur; ipsius vero divulsae partis,<text:line-break/>quod non amplius una maneat, sed duae factae sint. Quod<text:line-break/>si non plane divulsa sit, sed partu aliqua <text:span text:style-name="Default_20_Paragraph_20_Font"><text:span text:style-name="T1">tantum, </text:span></text:span>non am-<text:line-break/>plius. id tutius organi morbus est, nisi ex arridenti, quod<text:line-break/>pars ipsius affecta sit, sed ipsius duntaxat partis affectae pro-</text:p>
      <text:p text:style-name="P3">prius ac primarius. Porro continui salutio lu osse qui-<text:line-break/>dem fractura nominatur, lu omnibus vero carnosis partibus<text:line-break/>communiter ulcus. Ruptura .et evulsio ejusdem funt ge-<text:line-break/>neris. Illa quidem lu carnosa, haec vero in nervosa parte<text:line-break/>consistit, divulsis quae in ipsis sunt fibris ab aliqua vio-<text:line-break/>lenta contusio<text:span text:style-name="Default_20_Paragraph_20_Font"><text:span text:style-name="T1">n</text:span></text:span>e aut repentina et effusa trusione. Sed<text:line-break/>quae avulfiones vocantur, partium organicarum propriae<text:line-break/>sunt affectiones. Atque hae funt universae simplicium mor-<text:line-break/>horum differentiae.</text:p>
      <text:h text:style-name="Heading_20_2" text:outline-level="2">Cap. XII.</text:h>
      <text:p text:style-name="P7"><text:s/>Ad compositurum vero morborum differ<text:line-break/>rentica jam trausire tempestivum est, a similaribus corpori-<text:line-break/>bus ducto rursum exordio. Erit quidem secundum primam<text:line-break/>suppositionem ex dilatati<text:span text:style-name="Default_20_Paragraph_20_Font"><text:span text:style-name="T1">o</text:span></text:span>ne et coarctatione meatuum mor-<text:line-break/>bus quidam compositus, non quod particulatim singuli<text:line-break/>meatus utrumque patiantur, sini quod vicissim corporum alia<text:line-break/>coarctentur, alia dilatentur, ile ut nihilo magis dilatatio-<text:line-break/>nem meatuum quam coarctationem arguere possis lu tulo</text:p>
      <text:p text:style-name="P3">similiari corpore; neque aliquam esse <text:span text:style-name="Default_20_Paragraph_20_Font"><text:span text:style-name="T1">t</text:span></text:span>eusibilem ipsius par-<text:line-break/>tem deprehenderis, cui alterutra duntaxat iusideat; sed<text:line-break/>quaecunque pars corripitur, eam ab utroque <text:span text:style-name="Default_20_Paragraph_20_Font"><text:span text:style-name="T1">morbo</text:span></text:span>.sempe<text:span text:style-name="Default_20_Paragraph_20_Font"><text:span text:style-name="T1">r<text:line-break/></text:span></text:span>affici. Ex secunda vero suppositione, qualitatibus solis a natu-<text:line-break/>rati statu decedentibus, lu unoquoque similari corpore com-<text:line-break/>positi morbi e<text:span text:style-name="Default_20_Paragraph_20_Font"><text:span text:style-name="T1">r</text:span></text:span>unt quatuor, calidus simul et siccus, calidus<text:line-break/>simul et humidus , frigidus simul et siccus , frigidus <text:span text:style-name="Default_20_Paragraph_20_Font"><text:span text:style-name="T5">sim</text:span></text:span>ul et<text:line-break/>humidus. Affluente vero ipsis aliqua substantia, peraeque alii<text:line-break/>quatuo<text:span text:style-name="Default_20_Paragraph_20_Font"><text:span text:style-name="T1">r</text:span></text:span> erunt mo<text:span text:style-name="Default_20_Paragraph_20_Font"><text:span text:style-name="T1">r</text:span></text:span>bi, qui ipsas quatuor qualitatum conjuga-<text:line-break/>tiones continent. Quoniam vero et continuitatis divisio non<text:line-break/>compositis tantum. organis, verum etiam simplicibus corpo-<text:line-break/>ribus inest, implicabitur inte<text:span text:style-name="Default_20_Paragraph_20_Font"><text:span text:style-name="T1">r</text:span></text:span>dum et haec nunc enarra-<text:line-break/>tis ex utraque suppositione compositis morbis et conscriptis<text:line-break/>quoque statim ab initio totius operis simplicibus. Nam fieri .<text:line-break/>potest, ulceratum esse simul et eo quod secundum naturum est<text:line-break/>temperamento sicciorem vel humidiorem vel frigidiorem vel<text:line-break/>calidiorem esse partem , atque ulceratum simul et humidio-</text:p>
      <text:p text:style-name="P3">rem existere, nequaquam etiam calidiorem esse. Ulcera-<text:line-break/>tae igitur simulque etiam inflammatae partes tripliciter a<text:line-break/>naturali statu decedunt: ob ulcerationem quidem propriarum<text:line-break/>p artium unitatem destruunt; quod vero iusiammationem exci-<text:line-break/>tent, ipsius naturali temperie et calidiores et humiliores effi-<text:line-break/>ciunt; praeterea ob tumorem ipsarum, qui, quum ad tan-<text:line-break/>tam magnitudinem attollitur, ut ob id ipfmn functionem ob-<text:line-break/>laedat, jam morbus existimandus est, estas et symptoma et<text:line-break/>affectio duntaxat, quemadmodum etiam dolor. Quaecun-<text:line-break/>que igitur et iusianrmata simul et ulcerata sunt corpora,<text:line-break/>tribus necessario, interdum etiam quatuor morbis aegrotare<text:line-break/>-contingit. Nos autem quum iusiammati<text:span text:style-name="Default_20_Paragraph_20_Font"><text:span text:style-name="T1">o</text:span></text:span>nem nomluamns,<text:line-break/>profecto non veluti partium flagrantiam, ut fuit veteribus<text:line-break/><text:span text:style-name="Default_20_Paragraph_20_Font"><text:span text:style-name="T1">loquendi</text:span></text:span> consuetudo, sini rubentem et renitentem et dolen-<text:line-break/>teni tumorem. Ile et erysipelatis ulcera nonnunquam ac-<text:line-break/>eidmrt. Carbuneusis enim non datur aliter consistere. In-<text:line-break/>ter hos morbos mediam naturam sortiuntur et herpetes, et</text:p>
      <text:p text:style-name="P3">cancri, qui multoties cum ulceribus, aliquando etiam sine<text:line-break/>his consistunt. Omnes igitur hujusmodi. morbi, etiamsi<text:line-break/>citra ulcus eveniant, compositi funt . una quidem ratione,<text:line-break/>quod omnes a supervacaneo humore vel calido .vel frigido<text:line-break/>procreentur; a flava hile erysipelas; ab atra cancer; a<text:line-break/>sanguine phlegmone ; a pituita oedema ; altera vero,<text:line-break/>quoniam dicti humores, effi specie omnes sunt humidi, fa-<text:line-break/>cultate tamen non humidi; nam qui atrae bilis est, sic-<text:line-break/>cus et frigidus; qui flavae, siccus et calidus; qui pituitae,<text:line-break/>humidus et frigidus; qui sanguinis, calidus et humidus;<text:line-break/>tertia demum ratione, quod omnes sibi invicem implicer,-<text:line-break/>tur, raroque eorum aliquis sincerus inveniatur. Nam<text:line-break/>plerumque iusiammationibus aut quid erysipelatodes, aut<text:line-break/>oedematodes, aut scirrlrodes commiscetur; eryfipelatis vero<text:line-break/>vel .phlegmonodes, vel oedematodes, vel scirrlrodes, atque<text:line-break/>caeterorum similiter cuique. Ergo multis formis compositi<text:line-break/>fiunt omnes ejusmodi .morbi Atque de ipsis fusius in</text:p>
      <text:p text:style-name="P4">libro de morborum causis disseretur, et in eo] qui post<text:line-break/>ipsum de morborum symptomatis <text:span text:style-name="Default_20_Paragraph_20_Font"><text:span text:style-name="T1">inscribitur</text:span></text:span>, praeterea-<text:line-break/>que in methodi . medendi opere, cujus gratia haec omnis<text:line-break/>conscribuntur.</text:p>
      <text:h text:style-name="Heading_20_2" text:outline-level="2">Cap. XIII.. </text:h>
      <text:p text:style-name="P7">Quandoquidem implicationis ipsormn<text:line-break/><text:span text:style-name="Default_20_Paragraph_20_Font"><text:span text:style-name="T1">simplicium</text:span></text:span> morborum rationem explicavimus, jam nunc ad<text:line-break/>organorum morbos trauseamus et, quomodo hi fiant com-<text:line-break/>pofiti, demonstremus. Imprimis rei per initia pronuncia;-<text:line-break/>tae meminisse oportet, alios esse primorum corporum fimi-<text:line-break/>larium, alios et organicorum et compositurum morbos.<text:line-break/>Phlegmone quidem primorum est corporum, laxatio vero<text:line-break/>organicorum. Quum itaque membrum aliquod simul et<text:line-break/>l<text:span text:style-name="Default_20_Paragraph_20_Font"><text:span text:style-name="T1">a</text:span></text:span>xatur, .et phlegmone obsidetur, htxatio quidem hujus to-<text:line-break/>tius organi primo morbus est, phlegmone vero non primo,<text:line-break/>neque proprie, sed per accidens. Nam quoniam phlegmo-<text:line-break/>ne uniuscujusque partium ipsius morbus est, per accidens<text:line-break/>quoque erit tutius organi morbus. Ideoque lippitudo iu-<text:line-break/>flammatio est membranae, quae corneae adnata est, per ac-</text:p>
      <text:p text:style-name="P3">ridens oculi morbus. Accidit autem nonnunquam, ut cor-<text:line-break/>nea tunica ulcus altum habeat, eaqrte mox exesa tota, ali-<text:line-break/>quid ipsam subsequentis uveae nominatae procidat, .pupil-<text:line-break/>laque divellatur. Horum trium <text:span text:style-name="Default_20_Paragraph_20_Font"><text:span text:style-name="T1">astectuum</text:span></text:span> quisque oculi<text:line-break/>morbus aestimatur, quamvis ulcus et erosio (osius cor-<text:line-break/>ueae, procidentia uveae et divulsio pupillae sit. Quare,<text:line-break/>ut lictum est, similarium corporum morbi tutius sunt or-<text:line-break/>garri secundum acridens. Itaque, quum unum quodcunque<text:line-break/>ex iis composito morbo laboraverit, totius organi quoque<text:line-break/>hic erit ex accidenti morbus <text:span text:style-name="Default_20_Paragraph_20_Font"><text:span text:style-name="T1">c</text:span></text:span>o<text:span text:style-name="Default_20_Paragraph_20_Font"><text:span text:style-name="T1">mpositu</text:span></text:span>s. Quum autem<text:line-break/>plures partes <text:span text:style-name="Default_20_Paragraph_20_Font"><text:span text:style-name="T1">sint ascetae</text:span></text:span>, sed unaquaeque uno detineatur<text:line-break/>morbo, sic totius organi morbus erit compositus. Sit, si<text:line-break/>fors tulerit, in oculo (non enim impossibilis est supp<text:span text:style-name="Default_20_Paragraph_20_Font"><text:span text:style-name="T1">o</text:span></text:span>sitio)<text:line-break/>simul pterygium , simulque lippitudo, et erosio corneae, et<text:line-break/>uveae procide<text:span text:style-name="Default_20_Paragraph_20_Font"><text:span text:style-name="T1">n</text:span></text:span>tia, etiam aliquod generationis suffusionis<text:line-break/>initium. Quod non unus, neque .supplex sit morbus, om-</text:p>
      <text:p text:style-name="P2">nibus patet. Quidam etiam compositum oculi morbum vo-<text:line-break/>canit; altar non unum compositum, fed multos oculo di-<text:line-break/>cet messe morbos in diversis .ipsurs partibus <text:span text:style-name="Default_20_Paragraph_20_Font"><text:span text:style-name="T1">c</text:span></text:span>onsistentes.<text:line-break/>Nihil vero interest ad ludicationis remediorum varietatem,<text:line-break/>cujus gratia haec omnia indagamus, sive unus suerit com-<text:line-break/>positus, sive plures pugnantibus remediis indigentes. De<text:line-break/>his prosectu uberius in methodi medendi libris dissere tus.<text:line-break/>Ad praesentem nunc sermonem hoc tanti momenti indicasse<text:line-break/>atque declarasse satis est, probabilem utrosque fovere fen-<text:line-break/>tentiam, tum qui multus in oculo esse morbos autuntant,<text:line-break/>tum qui, quemadmodum unum aegrotat organum, sic et<text:line-break/>unum esse morbum censent, compositum vero, quum, ut<text:line-break/>dictum est, plures partes affectae sint seorsum Ut igitur<text:line-break/>sunpliciurn morborum alius quidem primo totius organi<text:line-break/>morbus erat, veluti suffusio, alius vero ex accidenti, vel-<text:line-break/>nti -corneae ulceratio, ita compositorum quoque morbo- .</text:p>
      <text:p text:style-name="Normal">. um proprii quidem erunt. totius organi, qui multas simul</text:p>
      <text:p text:style-name="P3">partes moleste afficiunt, ex accidenti ver<text:span text:style-name="Default_20_Paragraph_20_Font"><text:span text:style-name="T1">o</text:span></text:span> morbi compositi,<text:line-break/>qui lu una ipsius organi parte consistunt, veluti lippitudo,<text:line-break/>quae adnatae membranae est inflammatio. Demonstratum si-<text:line-break/>quidem est, inflammati<text:span text:style-name="Default_20_Paragraph_20_Font"><text:span text:style-name="T1">o</text:span></text:span>nem compositunr esse morbum. Si<text:line-break/>vero ulcus hanc ipsiun membranam obsideat, mullo etiam<text:line-break/>magis composito morbo pars obsiduntur; fed nihilommus<text:line-break/>totus ipsis oculus composito morbo allici praedicabitur. Ta-<text:line-break/>les equidem ex accidenti totius organi sinit morbi com-<text:line-break/>pofiti. At quum eodem tempore multae partes assiciun-<text:line-break/>tur, organorum primo fiunt compotus morbi, atque ma-<text:line-break/>gis, fi particulatus: unusquisque simplicium non ex acridenti,<text:line-break/>sed primo totius organi fuerit morbus, ut in oculo ptery-<text:line-break/>gium, fussufio et rhyas. Nam eorum quique proprius est<text:line-break/>oculi morbus, et quum simul omnes accidunt, conrpofitum<text:line-break/>oculi morbum proprium officiunt.- Si quis tali methodo<text:line-break/>ratiocinetur, omnes omnium organorum compositos mor-</text:p>
      <text:p text:style-name="P3">bos inveniet. Mihi veru omnes et persequi et componere<text:line-break/>supervacaneum videtur. Si quis enim simplices morbos<text:line-break/>omnes eorumque modos compositionis didicerit, dignus<text:line-break/>erit, qui in reliquis particularibus se ipsum exerceat. Qua-<text:line-break/>re semel tantum, quaecunque hoc in libro scripta sunt, le-<text:line-break/>gere nullius est utilitatis, nisi quis plurimum lu ipsis se<text:span text:style-name="Default_20_Paragraph_20_Font"><text:span text:style-name="T1">t</text:span></text:span>e<text:line-break/>exercitaturus si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6</dc:title>
    <dc:subject/>
    <meta:initial-creator>Galien</meta:initial-creator>
    <meta:creation-date>2023-01-10T13:52:00Z</meta:creation-date>
    <dc:date>2023-01-10T14:55:22.018000000</dc:date>
    <meta:editing-cycles>3</meta:editing-cycles>
    <meta:editing-duration>PT2M23S</meta:editing-duration>
    <meta:document-statistic meta:table-count="0" meta:image-count="0" meta:object-count="0" meta:page-count="45" meta:paragraph-count="72" meta:word-count="6102" meta:character-count="42695" meta:non-whitespace-character-count="36652"/>
    <meta:template xlink:type="simple" xlink:actuate="onRequest" xlink:title="" xlink:href="Normal.dotm"/>
  </office:meta>
</office:document-meta>
</file>